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C00000029E2A06296DB490936.png" manifest:media-type="image/png"/>
  <manifest:file-entry manifest:full-path="Pictures/100026BC000011C70000043D419F8806D034DF97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5da2e" officeooo:paragraph-rsid="0015da2e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6.133cm" svg:y="0.041cm" svg:width="10.749cm" svg:height="2.559cm" draw:z-index="0"><draw:image xlink:href="Pictures/100026BC000011C70000043D419F8806D034DF97.svg" xlink:type="simple" xlink:show="embed" xlink:actuate="onLoad" loext:mime-type="image/svg+xml"/><draw:image xlink:href="Pictures/10000201000000AC00000029E2A06296DB49093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Offenbachsvej 34, 2. tv., </text:p>
        <text:p text:style-name="MP2">2450 Copenhagen SV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18-01-10T08:21:40.597574036</dc:date>
    <meta:editing-duration>PT10M57S</meta:editing-duration>
    <meta:editing-cycles>4</meta:editing-cycles>
    <meta:generator>LibreOffice/5.4.2.2$Linux_X86_64 LibreOffice_project/40m0$Build-2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